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7mm"/>
    </style:style>
    <style:style style:name="co2" style:family="table-column">
      <style:table-column-properties fo:break-before="auto" style:column-width="4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ene_cluster_3V_3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uster</text:p>
          </table:table-cell>
          <table:table-cell/>
        </table:table-row>
        <table:table-row table:style-name="ro1">
          <table:table-cell office:value-type="string" calcext:value-type="string">
            <text:p>ACTN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GRE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GRG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OX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O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OX5A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P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KRD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GR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C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M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NIP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PIFB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1orf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CNA1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N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PN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H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D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C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CN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C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EC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PA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LF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F2R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O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OX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SP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HD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M174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ER1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6P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A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CSAM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NG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K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KDC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XC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17R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L1RL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5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LN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CNC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LHL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HL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P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4A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MU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I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RX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DZK1IP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FK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K3R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U2F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TCH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S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2D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C18A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C23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C38A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C4A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C6A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C7A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TA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XBP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CR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FF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CC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MEFF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PRSS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PSB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C5CL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ene_cluster_3V_6V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uster</text:p>
          </table:table-cell>
          <table:table-cell/>
        </table:table-row>
        <table:table-row table:style-name="ro1">
          <table:table-cell office:value-type="string" calcext:value-type="string">
            <text:p>ABCF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D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O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SL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SM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N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R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TS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CY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GR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GRE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GRG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I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ORA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G3L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AP8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DO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OX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OX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OX5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P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S2C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KRD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2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CD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OA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OC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O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HGAP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HGAP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ID5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B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B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GR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IC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P1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P5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P5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P5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P5G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P5G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P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IAP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DKRB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M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M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NIP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PIFB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T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1orf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1orf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5orf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orf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9orf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CH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CNA1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N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N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HSP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DC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CL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NL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CR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R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300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H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B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P2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CHD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CH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CHD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D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DE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C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C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DN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EC10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PTM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16A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22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27A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6A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7A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C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EC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EC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X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X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X4I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X5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X5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X6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PA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P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PT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LF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F2R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NK2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PG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PP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ST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S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B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C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P11A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P1B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YP24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YP26B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DX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O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AJ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AJC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ASE1L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PY19L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SH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TX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OX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OX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OX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OX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SP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F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FN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L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MC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L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O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PHA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V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OC1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OC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TL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Y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BP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M135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M174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208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M217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CAM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CER1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RL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FAR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G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NIP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S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6P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S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T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CNT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CS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DI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FI1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LB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I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A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NG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T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CPD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PX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D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D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L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K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K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KDC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MG20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XC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PG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RH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D17B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PA12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SPA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R1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R3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H3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FNLR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GFBP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GH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17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17R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1RL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2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5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F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C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GBL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LN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CH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K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CNC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CNS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AA09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AA18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HL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MC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PAR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P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RM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RP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RRC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P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P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CP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P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GAT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AT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GAT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ER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XL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KS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P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B3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XD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PC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PL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PS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4A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4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M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ZB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IF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UFA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UFB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UF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UF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UFV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MU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X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PLOC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QO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R0B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R4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R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TRK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CSTAM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GD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I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A1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XE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RX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QR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P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E1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DZK1IP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FK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GAM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GK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B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G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K3C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K3R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K3R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KDC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K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IN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XNA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LDIP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R3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U2AF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U2F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ARGC1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I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P1R1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P2R2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P2R5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X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X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AF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CH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TCH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SOX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B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BGAP1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D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GRP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BM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CAN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DH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GS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GS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P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L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PS6KA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100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PR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MSN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DF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PINF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FRP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2D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C12A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C13A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C18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C23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C25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C25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C28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C28A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C38A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C38A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LC3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C6A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C7A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CO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RNP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STDC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ON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Y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T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G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C4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6GALNAC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P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X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XBP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T20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CR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DO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BC1D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FF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K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L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LE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M6SF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MPRSS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MPRSS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FRSF11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FRSF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NT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MM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I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SB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2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UBB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F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X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XN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XNRD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ROB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P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QCRC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DAC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PREB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THDC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BE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NF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NF2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NF3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NF5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NF69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gene_cluster_3C_6C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uster</text:p>
          </table:table-cell>
          <table:table-cell/>
        </table:table-row>
        <table:table-row table:style-name="ro1">
          <table:table-cell office:value-type="string" calcext:value-type="string">
            <text:p>ABL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TS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GRE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GRG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IR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ORA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AP8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DO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OX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OX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OX5A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P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S2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KRD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CDD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OA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O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HGAP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HGEF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GR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P5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XIN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IAP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M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VR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M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NIP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PIFB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ZW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1orf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1orf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orf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orf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N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PNS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L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CDC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L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CNL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R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DC42SE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DH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L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CHD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IS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C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CA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DN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C10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C3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TN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12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6A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6A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6A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C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X4I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X5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PA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F2R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T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B5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P1A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YP1A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YP26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P26B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DX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TK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OX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OX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OX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EF1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GLN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P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YT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OC1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L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M131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M171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M174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CER1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GFR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NBP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NIP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6P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TA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CNT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FRA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LI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G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T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PX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S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D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K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R1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FNL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17R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L1RL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5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LN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PR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K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CNS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AA0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LHL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RIG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COLN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P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TP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TTL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3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PS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4A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YL12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D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DUFA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DUFS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DUF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DUFV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T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X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QO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R4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DT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C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FOD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AI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SGIN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M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XA1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X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2RX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QR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P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E1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ZK1IP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FK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K3R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CB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U2F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PARGC1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PI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X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C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PF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PF40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MB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TAF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TGS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SOX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PGEFL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BBP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BM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S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PS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RAS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U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BC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M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NP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PINF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3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TP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2D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LC16A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C18A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C23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LC38A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C3A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C7A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RNP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X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TA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SR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P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XBP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GP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F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N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T20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T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DO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BC1D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CERG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GFB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K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L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L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MCC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MEM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NFAIP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PBP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SB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PV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SK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SP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XNDC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XNRD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LK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QCRC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BE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NF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NF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YX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ene_cluster_6V_6C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uster</text:p>
          </table:table-cell>
          <table:table-cell/>
        </table:table-row>
        <table:table-row table:style-name="ro1">
          <table:table-cell office:value-type="string" calcext:value-type="string">
            <text:p>ABCF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G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HD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AP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SL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R1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VR2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M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AM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MTS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CK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CY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CY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GRD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GRE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GRG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GRG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R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ORA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FD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F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G3L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AP8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OX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X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X5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S2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KRD13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KRD13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KRD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O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2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CDD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P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QP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HGAP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ID5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B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GR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N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RGL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P5A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P5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P5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P5G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P5G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P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P6V1B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P8B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XIN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G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CC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IAP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IAP2L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CL2L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DH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M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MP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M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I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IF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ZW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orf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orf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5orf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orf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orf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orf1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orf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CHD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M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N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N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PN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KIN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SZ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SPER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DC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DC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CDC1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CDC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DC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CL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NL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C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R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R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T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1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300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C42BP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DH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DH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KL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B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L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P2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F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CHD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CHD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D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TO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C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C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DN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EC10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C16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K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N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TN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TRO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16A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27A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2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6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6A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7A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C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EC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EC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EC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X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X5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X6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A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PEB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AMP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ISPLD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LF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SF2R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SPG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SPP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ST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S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XCL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B561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P26A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YP26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GAT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GK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HX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P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L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LEC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AJA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NAJ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AJC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AJC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NASE1L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HD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PEY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AM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TX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TX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OX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OX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OX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OX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L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F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HD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F3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F4A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F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MO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C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L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O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M2AIP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PN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T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P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YT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YT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V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TV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VI2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OC1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O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O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TL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Y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M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M131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135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M171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174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184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M193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M217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M69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ST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CER1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CER1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ER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M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FAR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GF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GFR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G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HDC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NIP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M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S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6P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S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TA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B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C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NT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NT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SAM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DI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FI1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FR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KN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KN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L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LT6D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M2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NG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R1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R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PX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MD1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B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SPT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F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DH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D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S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F1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F3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K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K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LA-D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XA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PG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RH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SP90A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PA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R1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R3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H3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FNLR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FT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GF2BP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GFBP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GH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13R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17R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1RL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L27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2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2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4I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5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G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PPL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RAK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G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GBL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LN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PR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M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CH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K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NK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CNC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CNJ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CN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CTD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AA1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AA18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F13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TL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LHL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G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MA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GM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GR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P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MCD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XL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RIG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R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P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RRC8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RAP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Y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F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3K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SP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ST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OLN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CP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CTP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P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DH1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TL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FSD4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AT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AT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ER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L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XL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L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B3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P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R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C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N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ROH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RPL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PL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PS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PS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4A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S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S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T1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X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YO5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Z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IF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R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AM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F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KAP1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D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D4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D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DUFA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UFA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UFS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DUF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UF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UFV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CAB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FATC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FIL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SNAP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LE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MUR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U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X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A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PAS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PLOC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Q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R0B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R3C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R4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X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NR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GD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I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SM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TF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XA1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XE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RX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2RY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K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N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R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M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P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TL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I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E1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E4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DZK1IP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FK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GAM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KP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K3C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K3R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K3R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KD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KDC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K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2G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2G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C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CD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E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XNA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NO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RC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U2AF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U2F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ARGC1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FIA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P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P1R1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X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X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PF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PF40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SS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MC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M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MD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ME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AF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CH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TCH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TDSS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TPN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PN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G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SOX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BGAP1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D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P1GDS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PGEF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PGEFL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SGRP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BM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CAN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F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GS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GS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NF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RC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C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YR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00A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SN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DH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MA3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MA4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MA7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NC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PINF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G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GSM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2D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3GLB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3KBP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AMF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C12A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C12A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C18A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LC1A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C1A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C20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LC22A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C23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C25A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C38A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LC3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C45A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C5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C5A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LC7A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C9A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P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RNP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X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STDC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I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ICE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RY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TA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D5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G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P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RD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K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K32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K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K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X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XBP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GP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LF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N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T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YTL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ZT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F1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G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D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BC1D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P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FF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FF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FR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JP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LE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L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LE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LR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MEM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MEM161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MEM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MPRS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NFAIP8L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FRSF11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FRSF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M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X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CN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PI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SB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A2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IM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SHZ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TLL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UFT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X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XN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XNR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ROB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AC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LK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QCRC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QCR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DAC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PR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NN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PREB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SI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SIG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B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THDC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BE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DHHC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FAND2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KSCAN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KSCAN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NF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NF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NF1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NF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NF3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NF6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NF6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NF839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1:56:31.546086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1:56:53.526176649</dc:date>
    <dc:creator>Wei Liu</dc:creator>
    <meta:editing-duration>PT5M15S</meta:editing-duration>
    <meta:editing-cycles>2</meta:editing-cycles>
    <meta:generator>LibreOffice/5.1.6.2$Linux_X86_64 LibreOffice_project/10m0$Build-2</meta:generator>
    <meta:document-statistic meta:table-count="4" meta:cell-count="2640" meta:object-count="0"/>
  </office:meta>
</office:document-meta>
</file>